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 style:shadow="none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C1">
              <text:p text:style-name="P1">C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</table:table-row>
        <table:table-row>
          <table:table-cell office:value-type="string" table:style-name="Tableau1.A2">
            <text:p text:style-name="Table_20_Contents">P3</text:p>
          </table:table-cell>
          <table:table-cell office:value-type="string" table:style-name="Tableau1.A2">
            <text:p text:style-name="Table_20_Contents">P4</text:p>
          </table:table-cell>
          <table:table-cell office:value-type="string" table:style-name="Tableau1.C2">
            <text:p text:style-name="Table_20_Contents">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09:09:14</dc:date>
    <dc:language>fr-BE</dc:language>
    <meta:editing-cycles>2</meta:editing-cycles>
    <meta:editing-duration>PT4M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6" meta:character-count="12"/>
  </office:meta>
</office:document-meta>
</file>